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uncher.getUserUR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uncher.addPath( String path , boolean getJars , List libPathURL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auncher.getSystemURLs( File antLauncherDi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auncher.getJarArray( URL [ ] libJars , URL [ ] userJars , URL [ ] systemJars , File toolsJ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auncher.setProperty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auncher.main( String [ ] ar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auncher.getLibPathURLs( String cpString , List libPath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auncher.run( String [ ] args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27">
            <text:p text:style-name="Table_20_Contents">27</text:p>
          </table:table-cell>
          <table:table-cell office:value-type="float" office:value="116">
            <text:p text:style-name="Table_20_Contents">116</text:p>
          </table:table-cell>
        </table:table-row>
        <table:table-row>
          <table:table-cell office:value-type="string">
            <text:p text:style-name="Table_20_Contents">Launcher.logPath( String name , File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